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999999"/>
      <style:paragraph-properties fo:text-align="start" fo:margin-left="0pt"/>
    </style:style>
    <style:style style:name="ce14" style:family="table-cell" style:parent-style-name="Default">
      <style:table-cell-properties fo:border="0.06pt solid #999999"/>
    </style:style>
    <style:style style:name="ce2" style:family="table-cell" style:parent-style-name="Default">
      <style:table-cell-properties fo:background-color="transparent" fo:border="0.06pt solid #999999"/>
    </style:style>
    <style:style style:name="ce3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000000" style:text-align-source="fix" style:repeat-content="false" fo:border="0.06pt solid #999999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ed1c24" style:text-align-source="fix" style:repeat-content="false" fo:border="0.06pt solid #999999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fo:border="0.06pt solid #999999" style:vertical-align="middl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ackground-color="transparent" fo:border="0.06pt solid #999999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87d1d1" style:text-align-source="fix" style:repeat-content="false" fo:border="0.06pt solid #999999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e3d200" style:text-align-source="fix" style:repeat-content="false" fo:border="0.06pt solid #999999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a09600" style:text-align-source="fix" style:repeat-content="false" fo:border="0.06pt solid #999999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000000" style:text-align-source="fix" style:repeat-content="false" fo:border="0.06pt solid #999999" style:vertical-align="middle"/>
      <style:paragraph-properties fo:text-align="center" fo:margin-left="0pt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order="0.06pt solid #999999"/>
      <style:paragraph-properties fo:text-align="center" fo:margin-left="0pt"/>
    </style:style>
    <style:style style:name="ce15" style:family="table-cell" style:parent-style-name="Default">
      <style:table-cell-properties style:text-align-source="value-type" style:repeat-content="false" fo:border="0.06pt solid #999999" style:vertical-align="middle"/>
      <style:paragraph-properties fo:margin-left="0pt"/>
    </style:style>
    <style:style style:name="ce30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pt"/>
    </style:style>
    <style:style style:name="ce17" style:family="table-cell" style:parent-style-name="Default">
      <style:table-cell-properties style:text-align-source="value-type" style:repeat-content="false" fo:border="0.06pt solid #999999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1" table:number-columns-repeated="3" table:default-cell-style-name="ce3"/>
        <table:table-column table:style-name="co1" table:number-columns-repeated="3" table:default-cell-style-name="ce14"/>
        <table:table-column table:style-name="co1" table:number-columns-repeated="5" table:default-cell-style-name="ce3"/>
        <table:table-column table:style-name="co1" table:number-columns-repeated="3" table:default-cell-style-name="ce14"/>
        <table:table-column table:style-name="co2" table:default-cell-style-name="ce14"/>
        <table:table-column table:style-name="co2" table:default-cell-style-name="ce13"/>
        <table:table-column table:style-name="co2" table:number-columns-repeated="3" table:default-cell-style-name="ce1"/>
        <table:table-column table:style-name="co2" table:number-columns-repeated="51" table:default-cell-style-name="ce14"/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5" office:value-type="string" calcext:value-type="string" table:number-columns-spanned="5" table:number-rows-spanned="1">
            <text:p>Z expected</text:p>
          </table:table-cell>
          <table:covered-table-cell table:number-columns-repeated="4" table:style-name="ce17"/>
          <table:table-cell table:number-columns-repeated="4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5" office:value-type="string" calcext:value-type="string" table:number-columns-spanned="5" table:number-rows-spanned="1">
            <text:p>X expected</text:p>
          </table:table-cell>
          <table:covered-table-cell table:number-columns-repeated="4" table:style-name="ce17"/>
          <table:table-cell table:number-columns-repeated="4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5" office:value-type="string" calcext:value-type="string" table:number-columns-spanned="5" table:number-rows-spanned="1">
            <text:p>Y expected</text:p>
          </table:table-cell>
          <table:covered-table-cell table:number-columns-repeated="4" table:style-name="ce17"/>
          <table:table-cell table:number-columns-repeated="4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0" office:value-type="string" calcext:value-type="string" table:number-columns-spanned="5" table:number-rows-spanned="1">
            <text:p>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9"/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/>
          <table:table-cell table:style-name="ce30"/>
          <table:table-cell table:number-columns-repeated="5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5" table:style-name="ce11" office:value-type="float" office:value="1" calcext:value-type="float">
            <text:p>1</text:p>
          </table:table-cell>
          <table:table-cell table:number-columns-repeated="4"/>
          <table:table-cell table:formula="of:=[.Q6]*[.Q3]" office:value-type="float" office:value="40" calcext:value-type="float">
            <text:p>40</text:p>
          </table:table-cell>
          <table:table-cell table:style-name="ce30" office:value-type="string" calcext:value-type="string" table:number-columns-spanned="5" table:number-rows-spanned="1">
            <text:p>X expect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5" table:style-name="ce10" office:value-type="float" office:value="1" calcext:value-type="float">
            <text:p>1</text:p>
          </table:table-cell>
          <table:table-cell table:number-columns-repeated="4"/>
          <table:table-cell table:formula="of:=[.Q6]*[.Q4]" office:value-type="float" office:value="25" calcext:value-type="float">
            <text:p>25</text:p>
          </table:table-cell>
          <table:table-cell table:style-name="ce30" office:value-type="string" calcext:value-type="string" table:number-columns-spanned="5" table:number-rows-spanned="1">
            <text:p>Y expect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 table:number-columns-repeated="7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table:formula="of:=COUNTIF([.B1:.B70]; &quot;&gt;0&quot;)" office:value-type="float" office:value="27" calcext:value-type="float">
            <text:p>27</text:p>
          </table:table-cell>
          <table:table-cell table:style-name="ce30" office:value-type="string" calcext:value-type="string" table:number-columns-spanned="5" table:number-rows-spanned="1">
            <text:p>X observ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formula="of:=COUNTIF([.B2:.B71]; &quot;=0&quot;)" office:value-type="float" office:value="13" calcext:value-type="float">
            <text:p>13</text:p>
          </table:table-cell>
          <table:table-cell table:style-name="ce30" office:value-type="string" calcext:value-type="string" table:number-columns-spanned="5" table:number-rows-spanned="1">
            <text:p>X empty cells observ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30"/>
          <table:table-cell table:number-columns-repeated="5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formula="of:=COUNTIF([.D1:.D70]; &quot;&gt;0&quot;)" office:value-type="float" office:value="21" calcext:value-type="float">
            <text:p>21</text:p>
          </table:table-cell>
          <table:table-cell table:style-name="ce30" office:value-type="string" calcext:value-type="string" table:number-columns-spanned="5" table:number-rows-spanned="1">
            <text:p>Y observ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  <table:table-cell table:formula="of:=COUNTIF([.D2:.D71]; &quot;=0&quot;)" office:value-type="float" office:value="4" calcext:value-type="float">
            <text:p>4</text:p>
          </table:table-cell>
          <table:table-cell table:style-name="ce30" office:value-type="string" calcext:value-type="string" table:number-columns-spanned="5" table:number-rows-spanned="1">
            <text:p>Y empty cells observ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4"/>
          <table:table-cell table:formula="of:=[.Q6]*[.Q3]*[.Q4]" office:value-type="float" office:value="200" calcext:value-type="float">
            <text:p>200</text:p>
          </table:table-cell>
          <table:table-cell table:style-name="ce30" office:value-type="string" calcext:value-type="string" table:number-columns-spanned="5" table:number-rows-spanned="1">
            <text:p>XY expect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formula="of:=COUNTIF([.$H$1:.$L$70];&quot;=1&quot;)" office:value-type="float" office:value="108" calcext:value-type="float">
            <text:p>108</text:p>
          </table:table-cell>
          <table:table-cell table:style-name="ce30" office:value-type="string" calcext:value-type="string" table:number-columns-spanned="5" table:number-rows-spanned="1">
            <text:p>XY observ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/>
          <table:table-cell table:formula="of:=COUNTIF([.$H$1:.$L$70];&quot;&lt;1&quot;)" office:value-type="float" office:value="92" calcext:value-type="float">
            <text:p>92</text:p>
          </table:table-cell>
          <table:table-cell table:style-name="ce30" office:value-type="string" calcext:value-type="string" table:number-columns-spanned="5" table:number-rows-spanned="1">
            <text:p>XY empty cells observ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 table:number-columns-repeated="7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/>
          <table:table-cell table:formula="of:=COUNTIF([.$H$1:.$L$70];&quot;=-1&quot;)" office:value-type="float" office:value="4" calcext:value-type="float">
            <text:p>4</text:p>
          </table:table-cell>
          <table:table-cell table:style-name="ce30" office:value-type="string" calcext:value-type="string" table:number-columns-spanned="5" table:number-rows-spanned="1">
            <text:p>XY sampling zeroes observ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formula="of:=COUNTIF([.$H$1:.$L$70];&quot;&lt;1&quot;) - [.Q21]" office:value-type="float" office:value="88" calcext:value-type="float">
            <text:p>88</text:p>
          </table:table-cell>
          <table:table-cell table:style-name="ce30" office:value-type="string" calcext:value-type="string" table:number-columns-spanned="5" table:number-rows-spanned="1">
            <text:p>XY empty cells observed without sampling zeroes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/>
          <table:table-cell table:formula="of:=[.Q23]-[.Q4]*[.Q12]-[.Q3]*[.Q15]" office:value-type="float" office:value="-9" calcext:value-type="float">
            <text:p>-9</text:p>
          </table:table-cell>
          <table:table-cell table:style-name="ce30" office:value-type="string" calcext:value-type="string" table:number-columns-spanned="7" table:number-rows-spanned="1">
            <text:p>… the above, minus Y expected per X empty cell, minus X expected per Y empty cell</text:p>
          </table:table-cell>
          <table:covered-table-cell table:number-columns-repeated="6"/>
          <table:table-cell table:number-columns-repeated="47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/>
          <table:table-cell table:formula="of:=ABS([.Q24])" office:value-type="float" office:value="9" calcext:value-type="float">
            <text:p>9</text:p>
          </table:table-cell>
          <table:table-cell table:style-name="ce30" office:value-type="string" calcext:value-type="string" table:number-columns-spanned="6" table:number-rows-spanned="1">
            <text:p>sum of the products of X|zi * Y|zi, required to compute the adjusted DoF</text:p>
          </table:table-cell>
          <table:covered-table-cell table:number-columns-repeated="5"/>
          <table:table-cell table:number-columns-repeated="48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number-columns-repeated="16"/>
          <table:table-cell table:formula="of:=[.Q6]*([.Q3]*[.Q4]-[.Q3]-[.Q4]+1)" office:value-type="float" office:value="140" calcext:value-type="float">
            <text:p>140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5"/>
          <table:table-cell table:formula="of:=- [.Q3]*[.Q15] - [.Q4]*[.Q12] + [.Q12] + [.Q15]" office:value-type="float" office:value="-80" calcext:value-type="float">
            <text:p>-80</text:p>
          </table:table-cell>
          <table:table-cell table:number-columns-repeated="5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/>
          <table:table-cell table:formula="of:=[.Q26]"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formula="of:=[.Q30]+[.Q31]+[.Q32]" office:value-type="float" office:value="69" calcext:value-type="float">
            <text:p>69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4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4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5"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number-columns-repeated="7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0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/>
          <table:table-cell table:number-columns-repeated="4"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4"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4"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4" table:style-name="ce10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number-columns-repeated="7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0"/>
        </table:table-row>
        <table:table-row table:style-name="ro1" table:number-rows-repeated="5"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 table:number-columns-repeated="5"/>
          <table:table-cell table:number-columns-repeated="59"/>
        </table:table-row>
        <table:table-row table:style-name="ro1" table:number-rows-repeated="3">
          <table:table-cell/>
          <table:table-cell table:style-name="ce4"/>
          <table:table-cell table:number-columns-repeated="5"/>
          <table:table-cell table:style-name="ce4" table:number-columns-repeated="5"/>
          <table:table-cell table:number-columns-repeated="59"/>
        </table:table-row>
        <table:table-row table:style-name="ro1">
          <table:table-cell table:style-name="ce2"/>
          <table:table-cell table:style-name="ce6"/>
          <table:table-cell table:style-name="ce7"/>
          <table:table-cell table:number-columns-repeated="68"/>
        </table:table-row>
        <table:table-row table:style-name="ro1">
          <table:table-cell table:style-name="ce2"/>
          <table:table-cell table:style-name="ce7" table:number-columns-repeated="2"/>
          <table:table-cell table:number-columns-repeated="68"/>
        </table:table-row>
        <table:table-row table:style-name="ro1" table:number-rows-repeated="1048514">
          <table:table-cell table:number-columns-repeated="71"/>
        </table:table-row>
        <table:table-row table:style-name="ro1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9:07:30.481306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2:55:31.071621616</meta:creation-date>
    <dc:date>2019-08-20T10:51:57.809255628</dc:date>
    <meta:editing-duration>PT18H52M20S</meta:editing-duration>
    <meta:editing-cycles>19</meta:editing-cycles>
    <meta:generator>LibreOffice/6.0.7.3.0$Linux_X86_64 LibreOffice_project/00$Build-3</meta:generator>
    <meta:document-statistic meta:table-count="1" meta:cell-count="310" meta:object-count="0"/>
  </office:meta>
</office:document-meta>
</file>